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y company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My company description</text:p>
          </table:table-cell>
          <table:covered-table-cell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00/00/0000</text:date>, <text:time style:data-style-name="N2" text:time-value="09:08:06.795650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4:13:46.529965981</meta:creation-date>
    <dc:date>2021-02-24T09:09:04.660637043</dc:date>
    <meta:editing-duration>PT2M23S</meta:editing-duration>
    <meta:editing-cycles>3</meta:editing-cycles>
    <meta:generator>LibreOffice/5.1.5.2$MacOSX_X86_64 LibreOffice_project/7a864d8825610a8c07cfc3bc01dd4fce6a9447e5</meta:generator>
    <meta:document-statistic meta:table-count="1" meta:cell-count="8" meta:object-count="0"/>
  </office:meta>
</office:document-meta>
</file>